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3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09">
      <style:text-properties style:font-name="Noto Sans" fo:font-size="9pt" style:font-size-asian="9pt" style:font-size-complex="9pt"/>
    </style:style>
    <style:style style:name="ce1" style:family="table-cell" style:parent-style-name="Default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Blase Nr.</text:p>
          </table:table-cell>
          <table:table-cell office:value-type="string" calcext:value-type="string">
            <text:p>Dia/mm</text:p>
          </table:table-cell>
          <table:table-cell office:value-type="string" calcext:value-type="string">
            <text:p>Video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.995" calcext:value-type="float">
            <text:p>2.995</text:p>
          </table:table-cell>
          <table:table-cell office:value-type="float" office:value="133251" calcext:value-type="float">
            <text:p>13325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lase 1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ass_A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0.0221456677561553" calcext:value-type="float">
            <text:p>0.022145667756155</text:p>
          </table:table-cell>
        </table:table-row>
        <table:table-row table:style-name="ro1">
          <table:table-cell office:value-type="float" office:value="13.4333333333333" calcext:value-type="float">
            <text:p>13.4333333333333</text:p>
          </table:table-cell>
          <table:table-cell office:value-type="float" office:value="0.0224820957414137" calcext:value-type="float">
            <text:p>0.022482095741414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0.0228662854048564" calcext:value-type="float">
            <text:p>0.022866285404856</text:p>
          </table:table-cell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0.0232161467812368" calcext:value-type="float">
            <text:p>0.023216146781237</text:p>
          </table:table-cell>
        </table:table-row>
        <table:table-row table:style-name="ro1">
          <table:table-cell office:value-type="float" office:value="13.4833333333333" calcext:value-type="float">
            <text:p>13.4833333333333</text:p>
          </table:table-cell>
          <table:table-cell office:value-type="float" office:value="0.0235439432360658" calcext:value-type="float">
            <text:p>0.02354394323606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023868517103314" calcext:value-type="float">
            <text:p>0.023868517103314</text:p>
          </table:table-cell>
        </table:table-row>
        <table:table-row table:style-name="ro1">
          <table:table-cell office:value-type="float" office:value="13.5166666666667" calcext:value-type="float">
            <text:p>13.5166666666667</text:p>
          </table:table-cell>
          <table:table-cell office:value-type="float" office:value="0.0242211026730131" calcext:value-type="float">
            <text:p>0.024221102673013</text:p>
          </table:table-cell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0.024584177448279" calcext:value-type="float">
            <text:p>0.024584177448279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0.0249300094406287" calcext:value-type="float">
            <text:p>0.024930009440629</text:p>
          </table:table-cell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0.0252758432910236" calcext:value-type="float">
            <text:p>0.025275843291024</text:p>
          </table:table-cell>
        </table:table-row>
        <table:table-row table:style-name="ro1">
          <table:table-cell office:value-type="float" office:value="13.5833333333333" calcext:value-type="float">
            <text:p>13.5833333333333</text:p>
          </table:table-cell>
          <table:table-cell office:value-type="float" office:value="0.0256360564562601" calcext:value-type="float">
            <text:p>0.0256360564562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0259669058741163" calcext:value-type="float">
            <text:p>0.025966905874116</text:p>
          </table:table-cell>
        </table:table-row>
        <table:table-row table:style-name="ro1">
          <table:table-cell office:value-type="float" office:value="13.6166666666667" calcext:value-type="float">
            <text:p>13.6166666666667</text:p>
          </table:table-cell>
          <table:table-cell office:value-type="float" office:value="0.0262990936029673" calcext:value-type="float">
            <text:p>0.026299093602967</text:p>
          </table:table-cell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0.0266327228763678" calcext:value-type="float">
            <text:p>0.026632722876368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.0270119435189945" calcext:value-type="float">
            <text:p>0.027011943518995</text:p>
          </table:table-cell>
        </table:table-row>
        <table:table-row table:style-name="ro1">
          <table:table-cell office:value-type="float" office:value="13.6666666666667" calcext:value-type="float">
            <text:p>13.6666666666667</text:p>
          </table:table-cell>
          <table:table-cell office:value-type="float" office:value="0.0273642559035702" calcext:value-type="float">
            <text:p>0.02736425590357</text:p>
          </table:table-cell>
        </table:table-row>
        <table:table-row table:style-name="ro1">
          <table:table-cell office:value-type="float" office:value="13.6833333333333" calcext:value-type="float">
            <text:p>13.6833333333333</text:p>
          </table:table-cell>
          <table:table-cell office:value-type="float" office:value="0.0276968559519928" calcext:value-type="float">
            <text:p>0.027696855951993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0280457306936227" calcext:value-type="float">
            <text:p>0.028045730693623</text:p>
          </table:table-cell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0.0283107627325784" calcext:value-type="float">
            <text:p>0.028310762732578</text:p>
          </table:table-cell>
        </table:table-row>
        <table:table-row table:style-name="ro1">
          <table:table-cell office:value-type="float" office:value="13.7333333333333" calcext:value-type="float">
            <text:p>13.7333333333333</text:p>
          </table:table-cell>
          <table:table-cell office:value-type="float" office:value="0.0287230799382362" calcext:value-type="float">
            <text:p>0.028723079938236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290378269117394" calcext:value-type="float">
            <text:p>0.029037826911739</text:p>
          </table:table-cell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0.0293704824420111" calcext:value-type="float">
            <text:p>0.029370482442011</text:p>
          </table:table-cell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0.0296819612671786" calcext:value-type="float">
            <text:p>0.029681961267179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0300238241732651" calcext:value-type="float">
            <text:p>0.030023824173265</text:p>
          </table:table-cell>
        </table:table-row>
        <table:table-row table:style-name="ro1">
          <table:table-cell office:value-type="float" office:value="13.8166666666667" calcext:value-type="float">
            <text:p>13.8166666666667</text:p>
          </table:table-cell>
          <table:table-cell office:value-type="float" office:value="0.0303211849881697" calcext:value-type="float">
            <text:p>0.03032118498817</text:p>
          </table:table-cell>
        </table:table-row>
        <table:table-row table:style-name="ro1">
          <table:table-cell office:value-type="float" office:value="13.8333333333333" calcext:value-type="float">
            <text:p>13.8333333333333</text:p>
          </table:table-cell>
          <table:table-cell office:value-type="float" office:value="0.0306644487680416" calcext:value-type="float">
            <text:p>0.030664448768042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0.0310205102780601" calcext:value-type="float">
            <text:p>0.03102051027806</text:p>
          </table:table-cell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0.0313716853636046" calcext:value-type="float">
            <text:p>0.031371685363605</text:p>
          </table:table-cell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0.0316793934423397" calcext:value-type="float">
            <text:p>0.03167939344234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0319755271226691" calcext:value-type="float">
            <text:p>0.031975527122669</text:p>
          </table:table-cell>
        </table:table-row>
        <table:table-row table:style-name="ro1">
          <table:table-cell office:value-type="float" office:value="13.9166666666667" calcext:value-type="float">
            <text:p>13.9166666666667</text:p>
          </table:table-cell>
          <table:table-cell office:value-type="float" office:value="0.0322739152532789" calcext:value-type="float">
            <text:p>0.032273915253279</text:p>
          </table:table-cell>
        </table:table-row>
        <table:table-row table:style-name="ro1">
          <table:table-cell office:value-type="float" office:value="13.9333333333333" calcext:value-type="float">
            <text:p>13.9333333333333</text:p>
          </table:table-cell>
          <table:table-cell office:value-type="float" office:value="0.0326022547054551" calcext:value-type="float">
            <text:p>0.032602254705455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0.0329002033209787" calcext:value-type="float">
            <text:p>0.032900203320979</text:p>
          </table:table-cell>
        </table:table-row>
        <table:table-row table:style-name="ro1">
          <table:table-cell office:value-type="float" office:value="13.9666666666667" calcext:value-type="float">
            <text:p>13.9666666666667</text:p>
          </table:table-cell>
          <table:table-cell office:value-type="float" office:value="0.0332799167447192" calcext:value-type="float">
            <text:p>0.033279916744719</text:p>
          </table:table-cell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0.0336352114592313" calcext:value-type="float">
            <text:p>0.033635211459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39471689636103" calcext:value-type="float">
            <text:p>0.03394716896361</text:p>
          </table:table-cell>
        </table:table-row>
        <table:table-row table:style-name="ro1">
          <table:table-cell office:value-type="float" office:value="14.0166666666667" calcext:value-type="float">
            <text:p>14.0166666666667</text:p>
          </table:table-cell>
          <table:table-cell office:value-type="float" office:value="0.0342809362005254" calcext:value-type="float">
            <text:p>0.034280936200525</text:p>
          </table:table-cell>
        </table:table-row>
        <table:table-row table:style-name="ro1">
          <table:table-cell office:value-type="float" office:value="14.0333333333333" calcext:value-type="float">
            <text:p>14.0333333333333</text:p>
          </table:table-cell>
          <table:table-cell office:value-type="float" office:value="0.0345631131450701" calcext:value-type="float">
            <text:p>0.03456311314507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0.0348870107974933" calcext:value-type="float">
            <text:p>0.034887010797493</text:p>
          </table:table-cell>
        </table:table-row>
        <table:table-row table:style-name="ro1">
          <table:table-cell office:value-type="float" office:value="14.0666666666667" calcext:value-type="float">
            <text:p>14.0666666666667</text:p>
          </table:table-cell>
          <table:table-cell office:value-type="float" office:value="0.0351859385629611" calcext:value-type="float">
            <text:p>0.035185938562961</text:p>
          </table:table-cell>
        </table:table-row>
        <table:table-row table:style-name="ro1">
          <table:table-cell office:value-type="float" office:value="14.0833333333333" calcext:value-type="float">
            <text:p>14.0833333333333</text:p>
          </table:table-cell>
          <table:table-cell office:value-type="float" office:value="0.0354956214381406" calcext:value-type="float">
            <text:p>0.035495621438141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0358195766580904" calcext:value-type="float">
            <text:p>0.035819576658091</text:p>
          </table:table-cell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0.0361108676471824" calcext:value-type="float">
            <text:p>0.036110867647183</text:p>
          </table:table-cell>
        </table:table-row>
        <table:table-row table:style-name="ro1">
          <table:table-cell office:value-type="float" office:value="14.1333333333333" calcext:value-type="float">
            <text:p>14.1333333333333</text:p>
          </table:table-cell>
          <table:table-cell office:value-type="float" office:value="0.0364267673165103" calcext:value-type="float">
            <text:p>0.03642676731651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0.0367249178693527" calcext:value-type="float">
            <text:p>0.036724917869353</text:p>
          </table:table-cell>
        </table:table-row>
        <table:table-row table:style-name="ro1">
          <table:table-cell office:value-type="float" office:value="14.1666666666667" calcext:value-type="float">
            <text:p>14.1666666666667</text:p>
          </table:table-cell>
          <table:table-cell office:value-type="float" office:value="0.0370315239905012" calcext:value-type="float">
            <text:p>0.037031523990501</text:p>
          </table:table-cell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0.0373551736328001" calcext:value-type="float">
            <text:p>0.0373551736328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0376131917904442" calcext:value-type="float">
            <text:p>0.037613191790444</text:p>
          </table:table-cell>
        </table:table-row>
        <table:table-row table:style-name="ro1">
          <table:table-cell office:value-type="float" office:value="14.2166666666667" calcext:value-type="float">
            <text:p>14.2166666666667</text:p>
          </table:table-cell>
          <table:table-cell office:value-type="float" office:value="0.0379457252496931" calcext:value-type="float">
            <text:p>0.037945725249693</text:p>
          </table:table-cell>
        </table:table-row>
        <table:table-row table:style-name="ro1">
          <table:table-cell office:value-type="float" office:value="14.2333333333333" calcext:value-type="float">
            <text:p>14.2333333333333</text:p>
          </table:table-cell>
          <table:table-cell office:value-type="float" office:value="0.0382319353678323" calcext:value-type="float">
            <text:p>0.038231935367832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385349027927263" calcext:value-type="float">
            <text:p>0.038534902792726</text:p>
          </table:table-cell>
        </table:table-row>
        <table:table-row table:style-name="ro1">
          <table:table-cell office:value-type="float" office:value="14.2666666666667" calcext:value-type="float">
            <text:p>14.2666666666667</text:p>
          </table:table-cell>
          <table:table-cell office:value-type="float" office:value="0.0388664358942091" calcext:value-type="float">
            <text:p>0.038866435894209</text:p>
          </table:table-cell>
        </table:table-row>
        <table:table-row table:style-name="ro1">
          <table:table-cell office:value-type="float" office:value="14.2833333333333" calcext:value-type="float">
            <text:p>14.2833333333333</text:p>
          </table:table-cell>
          <table:table-cell office:value-type="float" office:value="0.0391602855626467" calcext:value-type="float">
            <text:p>0.039160285562647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0394696184888146" calcext:value-type="float">
            <text:p>0.039469618488815</text:p>
          </table:table-cell>
        </table:table-row>
        <table:table-row table:style-name="ro1">
          <table:table-cell office:value-type="float" office:value="14.3166666666667" calcext:value-type="float">
            <text:p>14.3166666666667</text:p>
          </table:table-cell>
          <table:table-cell office:value-type="float" office:value="0.0397846036007702" calcext:value-type="float">
            <text:p>0.03978460360077</text:p>
          </table:table-cell>
        </table:table-row>
        <table:table-row table:style-name="ro1">
          <table:table-cell office:value-type="float" office:value="14.3333333333333" calcext:value-type="float">
            <text:p>14.3333333333333</text:p>
          </table:table-cell>
          <table:table-cell office:value-type="float" office:value="0.0400646870537612" calcext:value-type="float">
            <text:p>0.040064687053761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0.0403815656154102" calcext:value-type="float">
            <text:p>0.04038156561541</text:p>
          </table:table-cell>
        </table:table-row>
        <table:table-row table:style-name="ro1">
          <table:table-cell office:value-type="float" office:value="14.3666666666667" calcext:value-type="float">
            <text:p>14.3666666666667</text:p>
          </table:table-cell>
          <table:table-cell office:value-type="float" office:value="0.0406724185872982" calcext:value-type="float">
            <text:p>0.040672418587298</text:p>
          </table:table-cell>
        </table:table-row>
        <table:table-row table:style-name="ro1">
          <table:table-cell office:value-type="float" office:value="14.3833333333333" calcext:value-type="float">
            <text:p>14.3833333333333</text:p>
          </table:table-cell>
          <table:table-cell office:value-type="float" office:value="0.0409833129759453" calcext:value-type="float">
            <text:p>0.04098331297594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041293156016163" calcext:value-type="float">
            <text:p>0.041293156016163</text:p>
          </table:table-cell>
        </table:table-row>
        <table:table-row table:style-name="ro1">
          <table:table-cell office:value-type="float" office:value="14.4166666666667" calcext:value-type="float">
            <text:p>14.4166666666667</text:p>
          </table:table-cell>
          <table:table-cell office:value-type="float" office:value="0.0416000018936799" calcext:value-type="float">
            <text:p>0.04160000189368</text:p>
          </table:table-cell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0.0419226838100427" calcext:value-type="float">
            <text:p>0.041922683810043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0.0422265279969249" calcext:value-type="float">
            <text:p>0.042226527996925</text:p>
          </table:table-cell>
        </table:table-row>
        <table:table-row table:style-name="ro1">
          <table:table-cell office:value-type="float" office:value="14.4666666666667" calcext:value-type="float">
            <text:p>14.4666666666667</text:p>
          </table:table-cell>
          <table:table-cell office:value-type="float" office:value="0.0425313398515086" calcext:value-type="float">
            <text:p>0.042531339851509</text:p>
          </table:table-cell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0.0428472883052114" calcext:value-type="float">
            <text:p>0.04284728830521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431416609343263" calcext:value-type="float">
            <text:p>0.043141660934326</text:p>
          </table:table-cell>
        </table:table-row>
        <table:table-row table:style-name="ro1">
          <table:table-cell office:value-type="float" office:value="14.5166666666667" calcext:value-type="float">
            <text:p>14.5166666666667</text:p>
          </table:table-cell>
          <table:table-cell office:value-type="float" office:value="0.0434488157196429" calcext:value-type="float">
            <text:p>0.043448815719643</text:p>
          </table:table-cell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0.0437530197853163" calcext:value-type="float">
            <text:p>0.043753019785316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0.0440379386070868" calcext:value-type="float">
            <text:p>0.044037938607087</text:p>
          </table:table-cell>
        </table:table-row>
        <table:table-row table:style-name="ro1">
          <table:table-cell office:value-type="float" office:value="14.5666666666667" calcext:value-type="float">
            <text:p>14.5666666666667</text:p>
          </table:table-cell>
          <table:table-cell office:value-type="float" office:value="0.0443628880786092" calcext:value-type="float">
            <text:p>0.044362888078609</text:p>
          </table:table-cell>
        </table:table-row>
        <table:table-row table:style-name="ro1">
          <table:table-cell office:value-type="float" office:value="14.5833333333333" calcext:value-type="float">
            <text:p>14.5833333333333</text:p>
          </table:table-cell>
          <table:table-cell office:value-type="float" office:value="0.0446963173181119" calcext:value-type="float">
            <text:p>0.044696317318112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0449898966846327" calcext:value-type="float">
            <text:p>0.044989896684633</text:p>
          </table:table-cell>
        </table:table-row>
        <table:table-row table:style-name="ro1">
          <table:table-cell office:value-type="float" office:value="14.6166666666667" calcext:value-type="float">
            <text:p>14.6166666666667</text:p>
          </table:table-cell>
          <table:table-cell office:value-type="float" office:value="0.045294894169893" calcext:value-type="float">
            <text:p>0.045294894169893</text:p>
          </table:table-cell>
        </table:table-row>
        <table:table-row table:style-name="ro1">
          <table:table-cell office:value-type="float" office:value="14.6333333333333" calcext:value-type="float">
            <text:p>14.6333333333333</text:p>
          </table:table-cell>
          <table:table-cell office:value-type="float" office:value="0.0455982019283606" calcext:value-type="float">
            <text:p>0.045598201928361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0.0458778772506603" calcext:value-type="float">
            <text:p>0.04587787725066</text:p>
          </table:table-cell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0.046193912768517" calcext:value-type="float">
            <text:p>0.046193912768517</text:p>
          </table:table-cell>
        </table:table-row>
        <table:table-row table:style-name="ro1">
          <table:table-cell office:value-type="float" office:value="14.6833333333333" calcext:value-type="float">
            <text:p>14.6833333333333</text:p>
          </table:table-cell>
          <table:table-cell office:value-type="float" office:value="0.0465110677399984" calcext:value-type="float">
            <text:p>0.04651106773999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0468182623242121" calcext:value-type="float">
            <text:p>0.046818262324212</text:p>
          </table:table-cell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0.0471241945156846" calcext:value-type="float">
            <text:p>0.047124194515685</text:p>
          </table:table-cell>
        </table:table-row>
        <table:table-row table:style-name="ro1">
          <table:table-cell office:value-type="float" office:value="14.7333333333333" calcext:value-type="float">
            <text:p>14.7333333333333</text:p>
          </table:table-cell>
          <table:table-cell office:value-type="float" office:value="0.0474258351363095" calcext:value-type="float">
            <text:p>0.04742583513631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477391561172066" calcext:value-type="float">
            <text:p>0.047739156117207</text:p>
          </table:table-cell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0.0480484978836362" calcext:value-type="float">
            <text:p>0.048048497883636</text:p>
          </table:table-cell>
        </table:table-row>
        <table:table-row table:style-name="ro1">
          <table:table-cell office:value-type="float" office:value="14.7833333333333" calcext:value-type="float">
            <text:p>14.7833333333333</text:p>
          </table:table-cell>
          <table:table-cell office:value-type="float" office:value="0.0483612474855761" calcext:value-type="float">
            <text:p>0.048361247485576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0486630327678809" calcext:value-type="float">
            <text:p>0.048663032767881</text:p>
          </table:table-cell>
        </table:table-row>
        <table:table-row table:style-name="ro1">
          <table:table-cell office:value-type="float" office:value="14.8166666666667" calcext:value-type="float">
            <text:p>14.8166666666667</text:p>
          </table:table-cell>
          <table:table-cell office:value-type="float" office:value="0.0489693442790942" calcext:value-type="float">
            <text:p>0.048969344279094</text:p>
          </table:table-cell>
        </table:table-row>
        <table:table-row table:style-name="ro1">
          <table:table-cell office:value-type="float" office:value="14.8333333333333" calcext:value-type="float">
            <text:p>14.8333333333333</text:p>
          </table:table-cell>
          <table:table-cell office:value-type="float" office:value="0.0492797306070884" calcext:value-type="float">
            <text:p>0.049279730607088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0.0495565886708724" calcext:value-type="float">
            <text:p>0.049556588670873</text:p>
          </table:table-cell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0.0499066072621208" calcext:value-type="float">
            <text:p>0.049906607262121</text:p>
          </table:table-cell>
        </table:table-row>
        <table:table-row table:style-name="ro1">
          <table:table-cell office:value-type="float" office:value="14.8833333333333" calcext:value-type="float">
            <text:p>14.8833333333333</text:p>
          </table:table-cell>
          <table:table-cell office:value-type="float" office:value="0.0502225080991574" calcext:value-type="float">
            <text:p>0.05022250809915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0505095615312443" calcext:value-type="float">
            <text:p>0.050509561531244</text:p>
          </table:table-cell>
        </table:table-row>
        <table:table-row table:style-name="ro1">
          <table:table-cell office:value-type="float" office:value="14.9166666666667" calcext:value-type="float">
            <text:p>14.9166666666667</text:p>
          </table:table-cell>
          <table:table-cell office:value-type="float" office:value="0.0508311486012584" calcext:value-type="float">
            <text:p>0.050831148601259</text:p>
          </table:table-cell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0.0511319838715508" calcext:value-type="float">
            <text:p>0.051131983871551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0.0514381894423766" calcext:value-type="float">
            <text:p>0.051438189442377</text:p>
          </table:table-cell>
        </table:table-row>
        <table:table-row table:style-name="ro1">
          <table:table-cell office:value-type="float" office:value="14.9666666666667" calcext:value-type="float">
            <text:p>14.9666666666667</text:p>
          </table:table-cell>
          <table:table-cell office:value-type="float" office:value="0.0517245536958848" calcext:value-type="float">
            <text:p>0.051724553695885</text:p>
          </table:table-cell>
        </table:table-row>
        <table:table-row table:style-name="ro1">
          <table:table-cell office:value-type="float" office:value="14.9833333333333" calcext:value-type="float">
            <text:p>14.9833333333333</text:p>
          </table:table-cell>
          <table:table-cell office:value-type="float" office:value="0.0519925857875313" calcext:value-type="float">
            <text:p>0.0519925857875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2318754138277" calcext:value-type="float">
            <text:p>0.052318754138277</text:p>
          </table:table-cell>
        </table:table-row>
        <table:table-row table:style-name="ro1">
          <table:table-cell office:value-type="float" office:value="15.0166666666667" calcext:value-type="float">
            <text:p>15.0166666666667</text:p>
          </table:table-cell>
          <table:table-cell office:value-type="float" office:value="0.0526246802770574" calcext:value-type="float">
            <text:p>0.052624680277057</text:p>
          </table:table-cell>
        </table:table-row>
        <table:table-row table:style-name="ro1">
          <table:table-cell office:value-type="float" office:value="15.0333333333333" calcext:value-type="float">
            <text:p>15.0333333333333</text:p>
          </table:table-cell>
          <table:table-cell office:value-type="float" office:value="0.0529806493581503" calcext:value-type="float">
            <text:p>0.05298064935815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0.053296598464455" calcext:value-type="float">
            <text:p>0.053296598464455</text:p>
          </table:table-cell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0.0535863058631781" calcext:value-type="float">
            <text:p>0.053586305863178</text:p>
          </table:table-cell>
        </table:table-row>
        <table:table-row table:style-name="ro1">
          <table:table-cell office:value-type="float" office:value="15.0833333333333" calcext:value-type="float">
            <text:p>15.0833333333333</text:p>
          </table:table-cell>
          <table:table-cell office:value-type="float" office:value="0.0538405706052266" calcext:value-type="float">
            <text:p>0.053840570605227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0541285083720757" calcext:value-type="float">
            <text:p>0.054128508372076</text:p>
          </table:table-cell>
        </table:table-row>
        <table:table-row table:style-name="ro1">
          <table:table-cell office:value-type="float" office:value="15.1166666666667" calcext:value-type="float">
            <text:p>15.1166666666667</text:p>
          </table:table-cell>
          <table:table-cell office:value-type="float" office:value="0.0545062257549377" calcext:value-type="float">
            <text:p>0.054506225754938</text:p>
          </table:table-cell>
        </table:table-row>
        <table:table-row table:style-name="ro1">
          <table:table-cell office:value-type="float" office:value="15.1333333333333" calcext:value-type="float">
            <text:p>15.1333333333333</text:p>
          </table:table-cell>
          <table:table-cell office:value-type="float" office:value="0.0548244966094603" calcext:value-type="float">
            <text:p>0.05482449660946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0.0551103572808416" calcext:value-type="float">
            <text:p>0.055110357280842</text:p>
          </table:table-cell>
        </table:table-row>
        <table:table-row table:style-name="ro1">
          <table:table-cell office:value-type="float" office:value="15.1666666666667" calcext:value-type="float">
            <text:p>15.1666666666667</text:p>
          </table:table-cell>
          <table:table-cell office:value-type="float" office:value="0.055400685323418" calcext:value-type="float">
            <text:p>0.055400685323418</text:p>
          </table:table-cell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0.0557304474520756" calcext:value-type="float">
            <text:p>0.05573044745207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0560349850305204" calcext:value-type="float">
            <text:p>0.05603498503052</text:p>
          </table:table-cell>
        </table:table-row>
        <table:table-row table:style-name="ro1">
          <table:table-cell office:value-type="float" office:value="15.2166666666667" calcext:value-type="float">
            <text:p>15.2166666666667</text:p>
          </table:table-cell>
          <table:table-cell office:value-type="float" office:value="0.0563212647944828" calcext:value-type="float">
            <text:p>0.056321264794483</text:p>
          </table:table-cell>
        </table:table-row>
        <table:table-row table:style-name="ro1">
          <table:table-cell office:value-type="float" office:value="15.2333333333333" calcext:value-type="float">
            <text:p>15.2333333333333</text:p>
          </table:table-cell>
          <table:table-cell office:value-type="float" office:value="0.0566498690635179" calcext:value-type="float">
            <text:p>0.056649869063518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0569268529517536" calcext:value-type="float">
            <text:p>0.056926852951754</text:p>
          </table:table-cell>
        </table:table-row>
        <table:table-row table:style-name="ro1">
          <table:table-cell office:value-type="float" office:value="15.2666666666667" calcext:value-type="float">
            <text:p>15.2666666666667</text:p>
          </table:table-cell>
          <table:table-cell office:value-type="float" office:value="0.0572468822486857" calcext:value-type="float">
            <text:p>0.057246882248686</text:p>
          </table:table-cell>
        </table:table-row>
        <table:table-row table:style-name="ro1">
          <table:table-cell office:value-type="float" office:value="15.2833333333333" calcext:value-type="float">
            <text:p>15.2833333333333</text:p>
          </table:table-cell>
          <table:table-cell office:value-type="float" office:value="0.0575603962952335" calcext:value-type="float">
            <text:p>0.057560396295234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0578921079459301" calcext:value-type="float">
            <text:p>0.05789210794593</text:p>
          </table:table-cell>
        </table:table-row>
        <table:table-row table:style-name="ro1">
          <table:table-cell office:value-type="float" office:value="15.3166666666667" calcext:value-type="float">
            <text:p>15.3166666666667</text:p>
          </table:table-cell>
          <table:table-cell office:value-type="float" office:value="0.0581566918491996" calcext:value-type="float">
            <text:p>0.0581566918492</text:p>
          </table:table-cell>
        </table:table-row>
        <table:table-row table:style-name="ro1">
          <table:table-cell office:value-type="float" office:value="15.3333333333333" calcext:value-type="float">
            <text:p>15.3333333333333</text:p>
          </table:table-cell>
          <table:table-cell office:value-type="float" office:value="0.0584825271175178" calcext:value-type="float">
            <text:p>0.058482527117518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0.0588737364042164" calcext:value-type="float">
            <text:p>0.058873736404217</text:p>
          </table:table-cell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0.0592503209415689" calcext:value-type="float">
            <text:p>0.059250320941569</text:p>
          </table:table-cell>
        </table:table-row>
        <table:table-row table:style-name="ro1">
          <table:table-cell office:value-type="float" office:value="15.3833333333333" calcext:value-type="float">
            <text:p>15.3833333333333</text:p>
          </table:table-cell>
          <table:table-cell office:value-type="float" office:value="0.0595370869767783" calcext:value-type="float">
            <text:p>0.05953708697677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0598602880639722" calcext:value-type="float">
            <text:p>0.059860288063972</text:p>
          </table:table-cell>
        </table:table-row>
        <table:table-row table:style-name="ro1">
          <table:table-cell office:value-type="float" office:value="15.4166666666667" calcext:value-type="float">
            <text:p>15.4166666666667</text:p>
          </table:table-cell>
          <table:table-cell office:value-type="float" office:value="0.0602066543611347" calcext:value-type="float">
            <text:p>0.060206654361135</text:p>
          </table:table-cell>
        </table:table-row>
        <table:table-row table:style-name="ro1">
          <table:table-cell office:value-type="float" office:value="15.4333333333333" calcext:value-type="float">
            <text:p>15.4333333333333</text:p>
          </table:table-cell>
          <table:table-cell office:value-type="float" office:value="0.060466280702236" calcext:value-type="float">
            <text:p>0.060466280702236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0.0608514225538744" calcext:value-type="float">
            <text:p>0.060851422553874</text:p>
          </table:table-cell>
        </table:table-row>
        <table:table-row table:style-name="ro1">
          <table:table-cell office:value-type="float" office:value="15.4666666666667" calcext:value-type="float">
            <text:p>15.4666666666667</text:p>
          </table:table-cell>
          <table:table-cell office:value-type="float" office:value="0.0611924806617388" calcext:value-type="float">
            <text:p>0.061192480661739</text:p>
          </table:table-cell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0.0615114500374004" calcext:value-type="float">
            <text:p>0.061511450037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061834012992167" calcext:value-type="float">
            <text:p>0.061834012992167</text:p>
          </table:table-cell>
        </table:table-row>
        <table:table-row table:style-name="ro1">
          <table:table-cell office:value-type="float" office:value="15.5166666666667" calcext:value-type="float">
            <text:p>15.5166666666667</text:p>
          </table:table-cell>
          <table:table-cell office:value-type="float" office:value="0.0621687561125314" calcext:value-type="float">
            <text:p>0.062168756112531</text:p>
          </table:table-cell>
        </table:table-row>
        <table:table-row table:style-name="ro1">
          <table:table-cell office:value-type="float" office:value="15.5333333333333" calcext:value-type="float">
            <text:p>15.5333333333333</text:p>
          </table:table-cell>
          <table:table-cell office:value-type="float" office:value="0.0624966351665621" calcext:value-type="float">
            <text:p>0.062496635166562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0.0628474239590558" calcext:value-type="float">
            <text:p>0.062847423959056</text:p>
          </table:table-cell>
        </table:table-row>
        <table:table-row table:style-name="ro1">
          <table:table-cell office:value-type="float" office:value="15.5666666666667" calcext:value-type="float">
            <text:p>15.5666666666667</text:p>
          </table:table-cell>
          <table:table-cell office:value-type="float" office:value="0.063107114282064" calcext:value-type="float">
            <text:p>0.063107114282064</text:p>
          </table:table-cell>
        </table:table-row>
        <table:table-row table:style-name="ro1">
          <table:table-cell office:value-type="float" office:value="15.5833333333333" calcext:value-type="float">
            <text:p>15.5833333333333</text:p>
          </table:table-cell>
          <table:table-cell office:value-type="float" office:value="0.0634019348804686" calcext:value-type="float">
            <text:p>0.06340193488046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063767449371886" calcext:value-type="float">
            <text:p>0.063767449371886</text:p>
          </table:table-cell>
        </table:table-row>
        <table:table-row table:style-name="ro1">
          <table:table-cell office:value-type="float" office:value="15.6166666666667" calcext:value-type="float">
            <text:p>15.6166666666667</text:p>
          </table:table-cell>
          <table:table-cell office:value-type="float" office:value="0.0640562170120519" calcext:value-type="float">
            <text:p>0.064056217012052</text:p>
          </table:table-cell>
        </table:table-row>
        <table:table-row table:style-name="ro1">
          <table:table-cell office:value-type="float" office:value="15.6333333333333" calcext:value-type="float">
            <text:p>15.6333333333333</text:p>
          </table:table-cell>
          <table:table-cell office:value-type="float" office:value="0.0643760408521465" calcext:value-type="float">
            <text:p>0.064376040852147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0.064730840087887" calcext:value-type="float">
            <text:p>0.064730840087887</text:p>
          </table:table-cell>
        </table:table-row>
        <table:table-row table:style-name="ro1">
          <table:table-cell office:value-type="float" office:value="15.6666666666667" calcext:value-type="float">
            <text:p>15.6666666666667</text:p>
          </table:table-cell>
          <table:table-cell office:value-type="float" office:value="0.065083506609607" calcext:value-type="float">
            <text:p>0.065083506609607</text:p>
          </table:table-cell>
        </table:table-row>
        <table:table-row table:style-name="ro1">
          <table:table-cell office:value-type="float" office:value="15.6833333333333" calcext:value-type="float">
            <text:p>15.6833333333333</text:p>
          </table:table-cell>
          <table:table-cell office:value-type="float" office:value="0.0654518388641749" calcext:value-type="float">
            <text:p>0.065451838864175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0658087622995336" calcext:value-type="float">
            <text:p>0.065808762299534</text:p>
          </table:table-cell>
        </table:table-row>
        <table:table-row table:style-name="ro1">
          <table:table-cell office:value-type="float" office:value="15.7166666666667" calcext:value-type="float">
            <text:p>15.7166666666667</text:p>
          </table:table-cell>
          <table:table-cell office:value-type="float" office:value="0.0661060701468338" calcext:value-type="float">
            <text:p>0.066106070146834</text:p>
          </table:table-cell>
        </table:table-row>
        <table:table-row table:style-name="ro1">
          <table:table-cell office:value-type="float" office:value="15.7333333333333" calcext:value-type="float">
            <text:p>15.7333333333333</text:p>
          </table:table-cell>
          <table:table-cell office:value-type="float" office:value="0.0664439813449892" calcext:value-type="float">
            <text:p>0.066443981344989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0667300462702212" calcext:value-type="float">
            <text:p>0.066730046270221</text:p>
          </table:table-cell>
        </table:table-row>
        <table:table-row table:style-name="ro1">
          <table:table-cell office:value-type="float" office:value="15.7666666666667" calcext:value-type="float">
            <text:p>15.7666666666667</text:p>
          </table:table-cell>
          <table:table-cell office:value-type="float" office:value="0.0670323227576643" calcext:value-type="float">
            <text:p>0.067032322757664</text:p>
          </table:table-cell>
        </table:table-row>
        <table:table-row table:style-name="ro1">
          <table:table-cell office:value-type="float" office:value="15.7833333333333" calcext:value-type="float">
            <text:p>15.7833333333333</text:p>
          </table:table-cell>
          <table:table-cell office:value-type="float" office:value="0.0673807271594706" calcext:value-type="float">
            <text:p>0.06738072715947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0678163863441398" calcext:value-type="float">
            <text:p>0.06781638634414</text:p>
          </table:table-cell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0.0681702792160329" calcext:value-type="float">
            <text:p>0.068170279216033</text:p>
          </table:table-cell>
        </table:table-row>
        <table:table-row table:style-name="ro1">
          <table:table-cell office:value-type="float" office:value="15.8333333333333" calcext:value-type="float">
            <text:p>15.8333333333333</text:p>
          </table:table-cell>
          <table:table-cell office:value-type="float" office:value="0.0685377015590221" calcext:value-type="float">
            <text:p>0.068537701559022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0.0688630774552562" calcext:value-type="float">
            <text:p>0.068863077455256</text:p>
          </table:table-cell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0.0691946486130191" calcext:value-type="float">
            <text:p>0.069194648613019</text:p>
          </table:table-cell>
        </table:table-row>
        <table:table-row table:style-name="ro1">
          <table:table-cell office:value-type="float" office:value="15.8833333333333" calcext:value-type="float">
            <text:p>15.8833333333333</text:p>
          </table:table-cell>
          <table:table-cell office:value-type="float" office:value="0.0695615817137188" calcext:value-type="float">
            <text:p>0.069561581713719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0698632626249523" calcext:value-type="float">
            <text:p>0.069863262624952</text:p>
          </table:table-cell>
        </table:table-row>
        <table:table-row table:style-name="ro1">
          <table:table-cell office:value-type="float" office:value="15.9166666666667" calcext:value-type="float">
            <text:p>15.9166666666667</text:p>
          </table:table-cell>
          <table:table-cell office:value-type="float" office:value="0.0701944067334548" calcext:value-type="float">
            <text:p>0.070194406733455</text:p>
          </table:table-cell>
        </table:table-row>
        <table:table-row table:style-name="ro1">
          <table:table-cell office:value-type="float" office:value="15.9333333333333" calcext:value-type="float">
            <text:p>15.9333333333333</text:p>
          </table:table-cell>
          <table:table-cell office:value-type="float" office:value="0.0705038574323255" calcext:value-type="float">
            <text:p>0.070503857432326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0.0708438057757764" calcext:value-type="float">
            <text:p>0.070843805775777</text:p>
          </table:table-cell>
        </table:table-row>
        <table:table-row table:style-name="ro1">
          <table:table-cell office:value-type="float" office:value="15.9666666666667" calcext:value-type="float">
            <text:p>15.9666666666667</text:p>
          </table:table-cell>
          <table:table-cell office:value-type="float" office:value="0.0712207413485547" calcext:value-type="float">
            <text:p>0.071220741348555</text:p>
          </table:table-cell>
        </table:table-row>
        <table:table-row table:style-name="ro1">
          <table:table-cell office:value-type="float" office:value="15.9833333333333" calcext:value-type="float">
            <text:p>15.9833333333333</text:p>
          </table:table-cell>
          <table:table-cell office:value-type="float" office:value="0.0715682026458352" calcext:value-type="float">
            <text:p>0.07156820264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19318109320365" calcext:value-type="float">
            <text:p>0.071931810932037</text:p>
          </table:table-cell>
        </table:table-row>
        <table:table-row table:style-name="ro1">
          <table:table-cell office:value-type="float" office:value="16.0166666666667" calcext:value-type="float">
            <text:p>16.0166666666667</text:p>
          </table:table-cell>
          <table:table-cell office:value-type="float" office:value="0.0722788514286766" calcext:value-type="float">
            <text:p>0.072278851428677</text:p>
          </table:table-cell>
        </table:table-row>
        <table:table-row table:style-name="ro1">
          <table:table-cell office:value-type="float" office:value="16.0333333333333" calcext:value-type="float">
            <text:p>16.0333333333333</text:p>
          </table:table-cell>
          <table:table-cell office:value-type="float" office:value="0.072607388876719" calcext:value-type="float">
            <text:p>0.072607388876719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0.0729088307696335" calcext:value-type="float">
            <text:p>0.072908830769634</text:p>
          </table:table-cell>
        </table:table-row>
        <table:table-row table:style-name="ro1">
          <table:table-cell office:value-type="float" office:value="16.0666666666667" calcext:value-type="float">
            <text:p>16.0666666666667</text:p>
          </table:table-cell>
          <table:table-cell office:value-type="float" office:value="0.073215244268073" calcext:value-type="float">
            <text:p>0.073215244268073</text:p>
          </table:table-cell>
        </table:table-row>
        <table:table-row table:style-name="ro1">
          <table:table-cell office:value-type="float" office:value="16.0833333333333" calcext:value-type="float">
            <text:p>16.0833333333333</text:p>
          </table:table-cell>
          <table:table-cell office:value-type="float" office:value="0.0735146796973304" calcext:value-type="float">
            <text:p>0.073514679697331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0739359192721693" calcext:value-type="float">
            <text:p>0.073935919272169</text:p>
          </table:table-cell>
        </table:table-row>
        <table:table-row table:style-name="ro1">
          <table:table-cell office:value-type="float" office:value="16.1166666666667" calcext:value-type="float">
            <text:p>16.1166666666667</text:p>
          </table:table-cell>
          <table:table-cell office:value-type="float" office:value="0.0742853318125783" calcext:value-type="float">
            <text:p>0.074285331812578</text:p>
          </table:table-cell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0.0746066706590167" calcext:value-type="float">
            <text:p>0.074606670659017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0.0749717186907995" calcext:value-type="float">
            <text:p>0.0749717186908</text:p>
          </table:table-cell>
        </table:table-row>
        <table:table-row table:style-name="ro1">
          <table:table-cell office:value-type="float" office:value="16.1666666666667" calcext:value-type="float">
            <text:p>16.1666666666667</text:p>
          </table:table-cell>
          <table:table-cell office:value-type="float" office:value="0.0752324559477279" calcext:value-type="float">
            <text:p>0.075232455947728</text:p>
          </table:table-cell>
        </table:table-row>
        <table:table-row table:style-name="ro1">
          <table:table-cell office:value-type="float" office:value="16.1833333333333" calcext:value-type="float">
            <text:p>16.1833333333333</text:p>
          </table:table-cell>
          <table:table-cell office:value-type="float" office:value="0.0756130005257013" calcext:value-type="float">
            <text:p>0.07561300052570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0759555211848617" calcext:value-type="float">
            <text:p>0.075955521184862</text:p>
          </table:table-cell>
        </table:table-row>
        <table:table-row table:style-name="ro1">
          <table:table-cell office:value-type="float" office:value="16.2166666666667" calcext:value-type="float">
            <text:p>16.2166666666667</text:p>
          </table:table-cell>
          <table:table-cell office:value-type="float" office:value="0.0762524289428837" calcext:value-type="float">
            <text:p>0.076252428942884</text:p>
          </table:table-cell>
        </table:table-row>
        <table:table-row table:style-name="ro1">
          <table:table-cell office:value-type="float" office:value="16.2333333333333" calcext:value-type="float">
            <text:p>16.2333333333333</text:p>
          </table:table-cell>
          <table:table-cell office:value-type="float" office:value="0.0766202952099059" calcext:value-type="float">
            <text:p>0.07662029520990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0.0768992824343925" calcext:value-type="float">
            <text:p>0.076899282434393</text:p>
          </table:table-cell>
        </table:table-row>
        <table:table-row table:style-name="ro1">
          <table:table-cell office:value-type="float" office:value="16.2666666666667" calcext:value-type="float">
            <text:p>16.2666666666667</text:p>
          </table:table-cell>
          <table:table-cell office:value-type="float" office:value="0.0771250564910975" calcext:value-type="float">
            <text:p>0.077125056491098</text:p>
          </table:table-cell>
        </table:table-row>
        <table:table-row table:style-name="ro1">
          <table:table-cell office:value-type="float" office:value="16.2833333333333" calcext:value-type="float">
            <text:p>16.2833333333333</text:p>
          </table:table-cell>
          <table:table-cell office:value-type="float" office:value="0.0774659224161082" calcext:value-type="float">
            <text:p>0.077465922416108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0778233616601988" calcext:value-type="float">
            <text:p>0.077823361660199</text:p>
          </table:table-cell>
        </table:table-row>
        <table:table-row table:style-name="ro1">
          <table:table-cell office:value-type="float" office:value="16.3166666666667" calcext:value-type="float">
            <text:p>16.3166666666667</text:p>
          </table:table-cell>
          <table:table-cell office:value-type="float" office:value="0.0781372576682066" calcext:value-type="float">
            <text:p>0.078137257668207</text:p>
          </table:table-cell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0.0784412666982685" calcext:value-type="float">
            <text:p>0.078441266698269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0.078853334792836" calcext:value-type="float">
            <text:p>0.078853334792836</text:p>
          </table:table-cell>
        </table:table-row>
        <table:table-row table:style-name="ro1">
          <table:table-cell office:value-type="float" office:value="16.3666666666667" calcext:value-type="float">
            <text:p>16.3666666666667</text:p>
          </table:table-cell>
          <table:table-cell office:value-type="float" office:value="0.079168305364752" calcext:value-type="float">
            <text:p>0.079168305364752</text:p>
          </table:table-cell>
        </table:table-row>
        <table:table-row table:style-name="ro1">
          <table:table-cell office:value-type="float" office:value="16.3833333333333" calcext:value-type="float">
            <text:p>16.3833333333333</text:p>
          </table:table-cell>
          <table:table-cell office:value-type="float" office:value="0.0794890001717697" calcext:value-type="float">
            <text:p>0.0794890001717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0797795800645779" calcext:value-type="float">
            <text:p>0.079779580064578</text:p>
          </table:table-cell>
        </table:table-row>
        <table:table-row table:style-name="ro1">
          <table:table-cell office:value-type="float" office:value="16.4166666666667" calcext:value-type="float">
            <text:p>16.4166666666667</text:p>
          </table:table-cell>
          <table:table-cell office:value-type="float" office:value="0.0801067416652384" calcext:value-type="float">
            <text:p>0.080106741665238</text:p>
          </table:table-cell>
        </table:table-row>
        <table:table-row table:style-name="ro1">
          <table:table-cell office:value-type="float" office:value="16.4333333333333" calcext:value-type="float">
            <text:p>16.4333333333333</text:p>
          </table:table-cell>
          <table:table-cell office:value-type="float" office:value="0.0803906226724864" calcext:value-type="float">
            <text:p>0.080390622672487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0.0806850682354048" calcext:value-type="float">
            <text:p>0.080685068235405</text:p>
          </table:table-cell>
        </table:table-row>
        <table:table-row table:style-name="ro1">
          <table:table-cell office:value-type="float" office:value="16.4666666666667" calcext:value-type="float">
            <text:p>16.4666666666667</text:p>
          </table:table-cell>
          <table:table-cell office:value-type="float" office:value="0.0810084035237058" calcext:value-type="float">
            <text:p>0.081008403523706</text:p>
          </table:table-cell>
        </table:table-row>
        <table:table-row table:style-name="ro1">
          <table:table-cell office:value-type="float" office:value="16.4833333333333" calcext:value-type="float">
            <text:p>16.4833333333333</text:p>
          </table:table-cell>
          <table:table-cell office:value-type="float" office:value="0.0813601368522743" calcext:value-type="float">
            <text:p>0.08136013685227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0816804236342772" calcext:value-type="float">
            <text:p>0.081680423634277</text:p>
          </table:table-cell>
        </table:table-row>
        <table:table-row table:style-name="ro1">
          <table:table-cell office:value-type="float" office:value="16.5166666666667" calcext:value-type="float">
            <text:p>16.5166666666667</text:p>
          </table:table-cell>
          <table:table-cell office:value-type="float" office:value="0.0819307559199603" calcext:value-type="float">
            <text:p>0.08193075591996</text:p>
          </table:table-cell>
        </table:table-row>
        <table:table-row table:style-name="ro1">
          <table:table-cell office:value-type="float" office:value="16.5333333333333" calcext:value-type="float">
            <text:p>16.5333333333333</text:p>
          </table:table-cell>
          <table:table-cell office:value-type="float" office:value="0.0823000731153394" calcext:value-type="float">
            <text:p>0.08230007311534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0.0825852869798311" calcext:value-type="float">
            <text:p>0.082585286979831</text:p>
          </table:table-cell>
        </table:table-row>
        <table:table-row table:style-name="ro1">
          <table:table-cell office:value-type="float" office:value="16.5666666666667" calcext:value-type="float">
            <text:p>16.5666666666667</text:p>
          </table:table-cell>
          <table:table-cell office:value-type="float" office:value="0.0829162117850301" calcext:value-type="float">
            <text:p>0.08291621178503</text:p>
          </table:table-cell>
        </table:table-row>
        <table:table-row table:style-name="ro1">
          <table:table-cell office:value-type="float" office:value="16.5833333333333" calcext:value-type="float">
            <text:p>16.5833333333333</text:p>
          </table:table-cell>
          <table:table-cell office:value-type="float" office:value="0.0831655189514526" calcext:value-type="float">
            <text:p>0.083165518951453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083468954142471" calcext:value-type="float">
            <text:p>0.083468954142471</text:p>
          </table:table-cell>
        </table:table-row>
        <table:table-row table:style-name="ro1">
          <table:table-cell office:value-type="float" office:value="16.6166666666667" calcext:value-type="float">
            <text:p>16.6166666666667</text:p>
          </table:table-cell>
          <table:table-cell office:value-type="float" office:value="0.0838045508255826" calcext:value-type="float">
            <text:p>0.083804550825583</text:p>
          </table:table-cell>
        </table:table-row>
        <table:table-row table:style-name="ro1">
          <table:table-cell office:value-type="float" office:value="16.6333333333333" calcext:value-type="float">
            <text:p>16.6333333333333</text:p>
          </table:table-cell>
          <table:table-cell office:value-type="float" office:value="0.0841005206364322" calcext:value-type="float">
            <text:p>0.084100520636432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0.0844323063352332" calcext:value-type="float">
            <text:p>0.084432306335233</text:p>
          </table:table-cell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0.0847350098938087" calcext:value-type="float">
            <text:p>0.084735009893809</text:p>
          </table:table-cell>
        </table:table-row>
        <table:table-row table:style-name="ro1">
          <table:table-cell office:value-type="float" office:value="16.6833333333333" calcext:value-type="float">
            <text:p>16.6833333333333</text:p>
          </table:table-cell>
          <table:table-cell office:value-type="float" office:value="0.0850895699810328" calcext:value-type="float">
            <text:p>0.085089569981033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0853675407919032" calcext:value-type="float">
            <text:p>0.085367540791903</text:p>
          </table:table-cell>
        </table:table-row>
        <table:table-row table:style-name="ro1">
          <table:table-cell office:value-type="float" office:value="16.7166666666667" calcext:value-type="float">
            <text:p>16.7166666666667</text:p>
          </table:table-cell>
          <table:table-cell office:value-type="float" office:value="0.0856545278919621" calcext:value-type="float">
            <text:p>0.085654527891962</text:p>
          </table:table-cell>
        </table:table-row>
        <table:table-row table:style-name="ro1">
          <table:table-cell office:value-type="float" office:value="16.7333333333333" calcext:value-type="float">
            <text:p>16.7333333333333</text:p>
          </table:table-cell>
          <table:table-cell office:value-type="float" office:value="0.0859182123910296" calcext:value-type="float">
            <text:p>0.08591821239103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0.0861951366237328" calcext:value-type="float">
            <text:p>0.086195136623733</text:p>
          </table:table-cell>
        </table:table-row>
        <table:table-row table:style-name="ro1">
          <table:table-cell office:value-type="float" office:value="16.7666666666667" calcext:value-type="float">
            <text:p>16.7666666666667</text:p>
          </table:table-cell>
          <table:table-cell office:value-type="float" office:value="0.0865324758967518" calcext:value-type="float">
            <text:p>0.086532475896752</text:p>
          </table:table-cell>
        </table:table-row>
        <table:table-row table:style-name="ro1">
          <table:table-cell office:value-type="float" office:value="16.7833333333333" calcext:value-type="float">
            <text:p>16.7833333333333</text:p>
          </table:table-cell>
          <table:table-cell office:value-type="float" office:value="0.0868395545600397" calcext:value-type="float">
            <text:p>0.0868395545600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0872176460264226" calcext:value-type="float">
            <text:p>0.087217646026423</text:p>
          </table:table-cell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0.087486976203984" calcext:value-type="float">
            <text:p>0.087486976203984</text:p>
          </table:table-cell>
        </table:table-row>
        <table:table-row table:style-name="ro1">
          <table:table-cell office:value-type="float" office:value="16.8333333333333" calcext:value-type="float">
            <text:p>16.8333333333333</text:p>
          </table:table-cell>
          <table:table-cell office:value-type="float" office:value="0.0877764555619861" calcext:value-type="float">
            <text:p>0.087776455561986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0.088058137885746" calcext:value-type="float">
            <text:p>0.088058137885746</text:p>
          </table:table-cell>
        </table:table-row>
        <table:table-row table:style-name="ro1">
          <table:table-cell office:value-type="float" office:value="16.8666666666667" calcext:value-type="float">
            <text:p>16.8666666666667</text:p>
          </table:table-cell>
          <table:table-cell office:value-type="float" office:value="0.0884246466688994" calcext:value-type="float">
            <text:p>0.088424646668899</text:p>
          </table:table-cell>
        </table:table-row>
        <table:table-row table:style-name="ro1">
          <table:table-cell office:value-type="float" office:value="16.8833333333333" calcext:value-type="float">
            <text:p>16.8833333333333</text:p>
          </table:table-cell>
          <table:table-cell office:value-type="float" office:value="0.0886179106941488" calcext:value-type="float">
            <text:p>0.08861791069414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0888564872271093" calcext:value-type="float">
            <text:p>0.088856487227109</text:p>
          </table:table-cell>
        </table:table-row>
        <table:table-row table:style-name="ro1">
          <table:table-cell office:value-type="float" office:value="16.9166666666667" calcext:value-type="float">
            <text:p>16.9166666666667</text:p>
          </table:table-cell>
          <table:table-cell office:value-type="float" office:value="0.0892937525464231" calcext:value-type="float">
            <text:p>0.089293752546423</text:p>
          </table:table-cell>
        </table:table-row>
        <table:table-row table:style-name="ro1">
          <table:table-cell office:value-type="float" office:value="16.9333333333333" calcext:value-type="float">
            <text:p>16.9333333333333</text:p>
          </table:table-cell>
          <table:table-cell office:value-type="float" office:value="0.0895626324139273" calcext:value-type="float">
            <text:p>0.089562632413927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0.0897493585963551" calcext:value-type="float">
            <text:p>0.089749358596355</text:p>
          </table:table-cell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0.089990544043369" calcext:value-type="float">
            <text:p>0.089990544043369</text:p>
          </table:table-cell>
        </table:table-row>
        <table:table-row table:style-name="ro1">
          <table:table-cell office:value-type="float" office:value="16.9833333333333" calcext:value-type="float">
            <text:p>16.9833333333333</text:p>
          </table:table-cell>
          <table:table-cell office:value-type="float" office:value="0.0905075884140887" calcext:value-type="float">
            <text:p>0.0905075884140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07206756324297" calcext:value-type="float">
            <text:p>0.09072067563243</text:p>
          </table:table-cell>
        </table:table-row>
        <table:table-row table:style-name="ro1">
          <table:table-cell office:value-type="float" office:value="17.0166666666667" calcext:value-type="float">
            <text:p>17.0166666666667</text:p>
          </table:table-cell>
          <table:table-cell office:value-type="float" office:value="0.0909486978568898" calcext:value-type="float">
            <text:p>0.09094869785689</text:p>
          </table:table-cell>
        </table:table-row>
        <table:table-row table:style-name="ro1">
          <table:table-cell office:value-type="float" office:value="17.0333333333333" calcext:value-type="float">
            <text:p>17.0333333333333</text:p>
          </table:table-cell>
          <table:table-cell office:value-type="float" office:value="0.0913016264962317" calcext:value-type="float">
            <text:p>0.091301626496232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0.0916831797875873" calcext:value-type="float">
            <text:p>0.091683179787587</text:p>
          </table:table-cell>
        </table:table-row>
        <table:table-row table:style-name="ro1">
          <table:table-cell office:value-type="float" office:value="17.0666666666667" calcext:value-type="float">
            <text:p>17.0666666666667</text:p>
          </table:table-cell>
          <table:table-cell office:value-type="float" office:value="0.0919247027912049" calcext:value-type="float">
            <text:p>0.091924702791205</text:p>
          </table:table-cell>
        </table:table-row>
        <table:table-row table:style-name="ro1">
          <table:table-cell office:value-type="float" office:value="17.0833333333333" calcext:value-type="float">
            <text:p>17.0833333333333</text:p>
          </table:table-cell>
          <table:table-cell office:value-type="float" office:value="0.0922724637920444" calcext:value-type="float">
            <text:p>0.092272463792044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0925413114914898" calcext:value-type="float">
            <text:p>0.09254131149149</text:p>
          </table:table-cell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0.0928406858145344" calcext:value-type="float">
            <text:p>0.092840685814535</text:p>
          </table:table-cell>
        </table:table-row>
        <table:table-row table:style-name="ro1">
          <table:table-cell office:value-type="float" office:value="17.1333333333333" calcext:value-type="float">
            <text:p>17.1333333333333</text:p>
          </table:table-cell>
          <table:table-cell office:value-type="float" office:value="0.0931122350013357" calcext:value-type="float">
            <text:p>0.093112235001336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0.0933358914667751" calcext:value-type="float">
            <text:p>0.093335891466775</text:p>
          </table:table-cell>
        </table:table-row>
        <table:table-row table:style-name="ro1">
          <table:table-cell office:value-type="float" office:value="17.1666666666667" calcext:value-type="float">
            <text:p>17.1666666666667</text:p>
          </table:table-cell>
          <table:table-cell office:value-type="float" office:value="0.0936883389795017" calcext:value-type="float">
            <text:p>0.093688338979502</text:p>
          </table:table-cell>
        </table:table-row>
        <table:table-row table:style-name="ro1">
          <table:table-cell office:value-type="float" office:value="17.1833333333333" calcext:value-type="float">
            <text:p>17.1833333333333</text:p>
          </table:table-cell>
          <table:table-cell office:value-type="float" office:value="0.0940558872052101" calcext:value-type="float">
            <text:p>0.09405588720521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0943330280933272" calcext:value-type="float">
            <text:p>0.094333028093327</text:p>
          </table:table-cell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0.0946484839161571" calcext:value-type="float">
            <text:p>0.094648483916157</text:p>
          </table:table-cell>
        </table:table-row>
        <table:table-row table:style-name="ro1">
          <table:table-cell office:value-type="float" office:value="17.2333333333333" calcext:value-type="float">
            <text:p>17.2333333333333</text:p>
          </table:table-cell>
          <table:table-cell office:value-type="float" office:value="0.0949287177511056" calcext:value-type="float">
            <text:p>0.094928717751106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0.0952613070756169" calcext:value-type="float">
            <text:p>0.095261307075617</text:p>
          </table:table-cell>
        </table:table-row>
        <table:table-row table:style-name="ro1">
          <table:table-cell office:value-type="float" office:value="17.2666666666667" calcext:value-type="float">
            <text:p>17.2666666666667</text:p>
          </table:table-cell>
          <table:table-cell office:value-type="float" office:value="0.0955994197596835" calcext:value-type="float">
            <text:p>0.095599419759684</text:p>
          </table:table-cell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0.0958982484670181" calcext:value-type="float">
            <text:p>0.095898248467018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0962340357989484" calcext:value-type="float">
            <text:p>0.096234035798948</text:p>
          </table:table-cell>
        </table:table-row>
        <table:table-row table:style-name="ro1">
          <table:table-cell office:value-type="float" office:value="17.3166666666667" calcext:value-type="float">
            <text:p>17.3166666666667</text:p>
          </table:table-cell>
          <table:table-cell office:value-type="float" office:value="0.0966076540704693" calcext:value-type="float">
            <text:p>0.096607654070469</text:p>
          </table:table-cell>
        </table:table-row>
        <table:table-row table:style-name="ro1">
          <table:table-cell office:value-type="float" office:value="17.3333333333333" calcext:value-type="float">
            <text:p>17.3333333333333</text:p>
          </table:table-cell>
          <table:table-cell office:value-type="float" office:value="0.0967835802940862" calcext:value-type="float">
            <text:p>0.096783580294086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0.09706707533427" calcext:value-type="float">
            <text:p>0.09706707533427</text:p>
          </table:table-cell>
        </table:table-row>
        <table:table-row table:style-name="ro1">
          <table:table-cell office:value-type="float" office:value="17.3666666666667" calcext:value-type="float">
            <text:p>17.3666666666667</text:p>
          </table:table-cell>
          <table:table-cell office:value-type="float" office:value="0.0974093204836324" calcext:value-type="float">
            <text:p>0.097409320483633</text:p>
          </table:table-cell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0.0976518442338709" calcext:value-type="float">
            <text:p>0.097651844233871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0980044307453327" calcext:value-type="float">
            <text:p>0.098004430745333</text:p>
          </table:table-cell>
        </table:table-row>
        <table:table-row table:style-name="ro1">
          <table:table-cell office:value-type="float" office:value="17.4166666666667" calcext:value-type="float">
            <text:p>17.4166666666667</text:p>
          </table:table-cell>
          <table:table-cell office:value-type="float" office:value="0.098370484395484" calcext:value-type="float">
            <text:p>0.098370484395484</text:p>
          </table:table-cell>
        </table:table-row>
        <table:table-row table:style-name="ro1">
          <table:table-cell office:value-type="float" office:value="17.4333333333333" calcext:value-type="float">
            <text:p>17.4333333333333</text:p>
          </table:table-cell>
          <table:table-cell office:value-type="float" office:value="0.0986276157911763" calcext:value-type="float">
            <text:p>0.098627615791176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0.0989085883746071" calcext:value-type="float">
            <text:p>0.098908588374607</text:p>
          </table:table-cell>
        </table:table-row>
        <table:table-row table:style-name="ro1">
          <table:table-cell office:value-type="float" office:value="17.4666666666667" calcext:value-type="float">
            <text:p>17.4666666666667</text:p>
          </table:table-cell>
          <table:table-cell office:value-type="float" office:value="0.0992473041882935" calcext:value-type="float">
            <text:p>0.099247304188294</text:p>
          </table:table-cell>
        </table:table-row>
        <table:table-row table:style-name="ro1">
          <table:table-cell office:value-type="float" office:value="17.4833333333333" calcext:value-type="float">
            <text:p>17.4833333333333</text:p>
          </table:table-cell>
          <table:table-cell office:value-type="float" office:value="0.0995112935733106" calcext:value-type="float">
            <text:p>0.099511293573311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0998577464954248" calcext:value-type="float">
            <text:p>0.099857746495425</text:p>
          </table:table-cell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0.100171682123002" calcext:value-type="float">
            <text:p>0.100171682123002</text:p>
          </table:table-cell>
        </table:table-row>
        <table:table-row table:style-name="ro1">
          <table:table-cell office:value-type="float" office:value="17.5333333333333" calcext:value-type="float">
            <text:p>17.5333333333333</text:p>
          </table:table-cell>
          <table:table-cell office:value-type="float" office:value="0.100481217363396" calcext:value-type="float">
            <text:p>0.100481217363396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0.100781839534213" calcext:value-type="float">
            <text:p>0.100781839534213</text:p>
          </table:table-cell>
        </table:table-row>
        <table:table-row table:style-name="ro1">
          <table:table-cell office:value-type="float" office:value="17.5666666666667" calcext:value-type="float">
            <text:p>17.5666666666667</text:p>
          </table:table-cell>
          <table:table-cell office:value-type="float" office:value="0.101173336031931" calcext:value-type="float">
            <text:p>0.101173336031931</text:p>
          </table:table-cell>
        </table:table-row>
        <table:table-row table:style-name="ro1">
          <table:table-cell office:value-type="float" office:value="17.5833333333333" calcext:value-type="float">
            <text:p>17.5833333333333</text:p>
          </table:table-cell>
          <table:table-cell office:value-type="float" office:value="0.10129121551854" calcext:value-type="float">
            <text:p>0.1012912155185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101506578667282" calcext:value-type="float">
            <text:p>0.101506578667282</text:p>
          </table:table-cell>
        </table:table-row>
        <table:table-row table:style-name="ro1">
          <table:table-cell office:value-type="float" office:value="17.6166666666667" calcext:value-type="float">
            <text:p>17.6166666666667</text:p>
          </table:table-cell>
          <table:table-cell office:value-type="float" office:value="0.101905863248711" calcext:value-type="float">
            <text:p>0.101905863248711</text:p>
          </table:table-cell>
        </table:table-row>
        <table:table-row table:style-name="ro1">
          <table:table-cell office:value-type="float" office:value="17.6333333333333" calcext:value-type="float">
            <text:p>17.6333333333333</text:p>
          </table:table-cell>
          <table:table-cell office:value-type="float" office:value="0.102208595729066" calcext:value-type="float">
            <text:p>0.102208595729066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0.102500108127339" calcext:value-type="float">
            <text:p>0.102500108127339</text:p>
          </table:table-cell>
        </table:table-row>
        <table:table-row table:style-name="ro1">
          <table:table-cell office:value-type="float" office:value="17.6666666666667" calcext:value-type="float">
            <text:p>17.6666666666667</text:p>
          </table:table-cell>
          <table:table-cell office:value-type="float" office:value="0.102926292028714" calcext:value-type="float">
            <text:p>0.102926292028714</text:p>
          </table:table-cell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0.103420552388535" calcext:value-type="float">
            <text:p>0.103420552388535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103708245711756" calcext:value-type="float">
            <text:p>0.103708245711756</text:p>
          </table:table-cell>
        </table:table-row>
        <table:table-row table:style-name="ro1">
          <table:table-cell office:value-type="float" office:value="17.7166666666667" calcext:value-type="float">
            <text:p>17.7166666666667</text:p>
          </table:table-cell>
          <table:table-cell office:value-type="float" office:value="0.104037378550749" calcext:value-type="float">
            <text:p>0.104037378550749</text:p>
          </table:table-cell>
        </table:table-row>
        <table:table-row table:style-name="ro1">
          <table:table-cell office:value-type="float" office:value="17.7333333333333" calcext:value-type="float">
            <text:p>17.7333333333333</text:p>
          </table:table-cell>
          <table:table-cell office:value-type="float" office:value="0.104515219651224" calcext:value-type="float">
            <text:p>0.104515219651224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0.104792271072482" calcext:value-type="float">
            <text:p>0.104792271072482</text:p>
          </table:table-cell>
        </table:table-row>
        <table:table-row table:style-name="ro1">
          <table:table-cell office:value-type="float" office:value="17.7666666666667" calcext:value-type="float">
            <text:p>17.7666666666667</text:p>
          </table:table-cell>
          <table:table-cell office:value-type="float" office:value="0.105004932943887" calcext:value-type="float">
            <text:p>0.105004932943887</text:p>
          </table:table-cell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0.105244362725498" calcext:value-type="float">
            <text:p>0.105244362725498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105499202981689" calcext:value-type="float">
            <text:p>0.105499202981689</text:p>
          </table:table-cell>
        </table:table-row>
        <table:table-row table:style-name="ro1">
          <table:table-cell office:value-type="float" office:value="17.8166666666667" calcext:value-type="float">
            <text:p>17.8166666666667</text:p>
          </table:table-cell>
          <table:table-cell office:value-type="float" office:value="0.105838273937478" calcext:value-type="float">
            <text:p>0.105838273937478</text:p>
          </table:table-cell>
        </table:table-row>
        <table:table-row table:style-name="ro1">
          <table:table-cell office:value-type="float" office:value="17.8333333333333" calcext:value-type="float">
            <text:p>17.8333333333333</text:p>
          </table:table-cell>
          <table:table-cell office:value-type="float" office:value="0.106167583646384" calcext:value-type="float">
            <text:p>0.106167583646384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0.106476396059622" calcext:value-type="float">
            <text:p>0.106476396059622</text:p>
          </table:table-cell>
        </table:table-row>
        <table:table-row table:style-name="ro1">
          <table:table-cell office:value-type="float" office:value="17.8666666666667" calcext:value-type="float">
            <text:p>17.8666666666667</text:p>
          </table:table-cell>
          <table:table-cell office:value-type="float" office:value="0.106676205789176" calcext:value-type="float">
            <text:p>0.106676205789176</text:p>
          </table:table-cell>
        </table:table-row>
        <table:table-row table:style-name="ro1">
          <table:table-cell office:value-type="float" office:value="17.8833333333333" calcext:value-type="float">
            <text:p>17.8833333333333</text:p>
          </table:table-cell>
          <table:table-cell office:value-type="float" office:value="0.106975299837879" calcext:value-type="float">
            <text:p>0.106975299837879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107297197765691" calcext:value-type="float">
            <text:p>0.107297197765691</text:p>
          </table:table-cell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0.107556912711944" calcext:value-type="float">
            <text:p>0.107556912711944</text:p>
          </table:table-cell>
        </table:table-row>
        <table:table-row table:style-name="ro1">
          <table:table-cell office:value-type="float" office:value="17.9333333333333" calcext:value-type="float">
            <text:p>17.9333333333333</text:p>
          </table:table-cell>
          <table:table-cell office:value-type="float" office:value="0.107913075058074" calcext:value-type="float">
            <text:p>0.107913075058074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0.108250116058066" calcext:value-type="float">
            <text:p>0.108250116058066</text:p>
          </table:table-cell>
        </table:table-row>
        <table:table-row table:style-name="ro1">
          <table:table-cell office:value-type="float" office:value="17.9666666666667" calcext:value-type="float">
            <text:p>17.9666666666667</text:p>
          </table:table-cell>
          <table:table-cell office:value-type="float" office:value="0.108620256068293" calcext:value-type="float">
            <text:p>0.108620256068293</text:p>
          </table:table-cell>
        </table:table-row>
        <table:table-row table:style-name="ro1">
          <table:table-cell office:value-type="float" office:value="17.9833333333333" calcext:value-type="float">
            <text:p>17.9833333333333</text:p>
          </table:table-cell>
          <table:table-cell office:value-type="float" office:value="0.109026714599367" calcext:value-type="float">
            <text:p>0.1090267145993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09368714573635" calcext:value-type="float">
            <text:p>0.109368714573635</text:p>
          </table:table-cell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0.109732166885542" calcext:value-type="float">
            <text:p>0.109732166885542</text:p>
          </table:table-cell>
        </table:table-row>
        <table:table-row table:style-name="ro1">
          <table:table-cell office:value-type="float" office:value="18.0333333333333" calcext:value-type="float">
            <text:p>18.0333333333333</text:p>
          </table:table-cell>
          <table:table-cell office:value-type="float" office:value="0.110122801673983" calcext:value-type="float">
            <text:p>0.110122801673983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0.11041693951807" calcext:value-type="float">
            <text:p>0.11041693951807</text:p>
          </table:table-cell>
        </table:table-row>
        <table:table-row table:style-name="ro1">
          <table:table-cell office:value-type="float" office:value="18.0666666666667" calcext:value-type="float">
            <text:p>18.0666666666667</text:p>
          </table:table-cell>
          <table:table-cell office:value-type="float" office:value="0.110617578445771" calcext:value-type="float">
            <text:p>0.110617578445771</text:p>
          </table:table-cell>
        </table:table-row>
        <table:table-row table:style-name="ro1">
          <table:table-cell office:value-type="float" office:value="18.0833333333333" calcext:value-type="float">
            <text:p>18.0833333333333</text:p>
          </table:table-cell>
          <table:table-cell office:value-type="float" office:value="0.111029989896627" calcext:value-type="float">
            <text:p>0.111029989896627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111352308947255" calcext:value-type="float">
            <text:p>0.111352308947255</text:p>
          </table:table-cell>
        </table:table-row>
        <table:table-row table:style-name="ro1">
          <table:table-cell office:value-type="float" office:value="18.1166666666667" calcext:value-type="float">
            <text:p>18.1166666666667</text:p>
          </table:table-cell>
          <table:table-cell office:value-type="float" office:value="0.111635620089809" calcext:value-type="float">
            <text:p>0.111635620089809</text:p>
          </table:table-cell>
        </table:table-row>
        <table:table-row table:style-name="ro1">
          <table:table-cell office:value-type="float" office:value="18.1333333333333" calcext:value-type="float">
            <text:p>18.1333333333333</text:p>
          </table:table-cell>
          <table:table-cell office:value-type="float" office:value="0.111942566449735" calcext:value-type="float">
            <text:p>0.111942566449735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0.112295811109848" calcext:value-type="float">
            <text:p>0.112295811109848</text:p>
          </table:table-cell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0.112629759022363" calcext:value-type="float">
            <text:p>0.112629759022363</text:p>
          </table:table-cell>
        </table:table-row>
        <table:table-row table:style-name="ro1">
          <table:table-cell office:value-type="float" office:value="18.1833333333333" calcext:value-type="float">
            <text:p>18.1833333333333</text:p>
          </table:table-cell>
          <table:table-cell office:value-type="float" office:value="0.112824134850608" calcext:value-type="float">
            <text:p>0.112824134850608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113030751507661" calcext:value-type="float">
            <text:p>0.113030751507661</text:p>
          </table:table-cell>
        </table:table-row>
        <table:table-row table:style-name="ro1">
          <table:table-cell office:value-type="float" office:value="18.2166666666667" calcext:value-type="float">
            <text:p>18.2166666666667</text:p>
          </table:table-cell>
          <table:table-cell office:value-type="float" office:value="0.113244003642949" calcext:value-type="float">
            <text:p>0.113244003642949</text:p>
          </table:table-cell>
        </table:table-row>
        <table:table-row table:style-name="ro1">
          <table:table-cell office:value-type="float" office:value="18.2333333333333" calcext:value-type="float">
            <text:p>18.2333333333333</text:p>
          </table:table-cell>
          <table:table-cell office:value-type="float" office:value="0.113544793397038" calcext:value-type="float">
            <text:p>0.11354479339703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0.113798019253888" calcext:value-type="float">
            <text:p>0.113798019253888</text:p>
          </table:table-cell>
        </table:table-row>
        <table:table-row table:style-name="ro1">
          <table:table-cell office:value-type="float" office:value="18.2666666666667" calcext:value-type="float">
            <text:p>18.2666666666667</text:p>
          </table:table-cell>
          <table:table-cell office:value-type="float" office:value="0.114095874715964" calcext:value-type="float">
            <text:p>0.114095874715964</text:p>
          </table:table-cell>
        </table:table-row>
        <table:table-row table:style-name="ro1">
          <table:table-cell office:value-type="float" office:value="18.2833333333333" calcext:value-type="float">
            <text:p>18.2833333333333</text:p>
          </table:table-cell>
          <table:table-cell office:value-type="float" office:value="0.114269431695862" calcext:value-type="float">
            <text:p>0.114269431695862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114589583060288" calcext:value-type="float">
            <text:p>0.114589583060288</text:p>
          </table:table-cell>
        </table:table-row>
        <table:table-row table:style-name="ro1">
          <table:table-cell office:value-type="float" office:value="18.3166666666667" calcext:value-type="float">
            <text:p>18.3166666666667</text:p>
          </table:table-cell>
          <table:table-cell office:value-type="float" office:value="0.114895586514997" calcext:value-type="float">
            <text:p>0.114895586514997</text:p>
          </table:table-cell>
        </table:table-row>
        <table:table-row table:style-name="ro1">
          <table:table-cell office:value-type="float" office:value="18.3333333333333" calcext:value-type="float">
            <text:p>18.3333333333333</text:p>
          </table:table-cell>
          <table:table-cell office:value-type="float" office:value="0.115177737701683" calcext:value-type="float">
            <text:p>0.115177737701683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0.115531641990758" calcext:value-type="float">
            <text:p>0.115531641990758</text:p>
          </table:table-cell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0.115898039674057" calcext:value-type="float">
            <text:p>0.115898039674057</text:p>
          </table:table-cell>
        </table:table-row>
        <table:table-row table:style-name="ro1">
          <table:table-cell office:value-type="float" office:value="18.3833333333333" calcext:value-type="float">
            <text:p>18.3833333333333</text:p>
          </table:table-cell>
          <table:table-cell office:value-type="float" office:value="0.116095546972273" calcext:value-type="float">
            <text:p>0.116095546972273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116324479089192" calcext:value-type="float">
            <text:p>0.116324479089192</text:p>
          </table:table-cell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0.116555008046696" calcext:value-type="float">
            <text:p>0.116555008046696</text:p>
          </table:table-cell>
        </table:table-row>
        <table:table-row table:style-name="ro1">
          <table:table-cell office:value-type="float" office:value="18.4333333333333" calcext:value-type="float">
            <text:p>18.4333333333333</text:p>
          </table:table-cell>
          <table:table-cell office:value-type="float" office:value="0.116765039472328" calcext:value-type="float">
            <text:p>0.116765039472328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0.117167188620182" calcext:value-type="float">
            <text:p>0.117167188620182</text:p>
          </table:table-cell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0.117443005742241" calcext:value-type="float">
            <text:p>0.117443005742241</text:p>
          </table:table-cell>
        </table:table-row>
        <table:table-row table:style-name="ro1">
          <table:table-cell office:value-type="float" office:value="18.4833333333333" calcext:value-type="float">
            <text:p>18.4833333333333</text:p>
          </table:table-cell>
          <table:table-cell office:value-type="float" office:value="0.117783055304444" calcext:value-type="float">
            <text:p>0.117783055304444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118053375734666" calcext:value-type="float">
            <text:p>0.118053375734666</text:p>
          </table:table-cell>
        </table:table-row>
        <table:table-row table:style-name="ro1">
          <table:table-cell office:value-type="float" office:value="18.5166666666667" calcext:value-type="float">
            <text:p>18.5166666666667</text:p>
          </table:table-cell>
          <table:table-cell office:value-type="float" office:value="0.118196883289187" calcext:value-type="float">
            <text:p>0.118196883289187</text:p>
          </table:table-cell>
        </table:table-row>
        <table:table-row table:style-name="ro1">
          <table:table-cell office:value-type="float" office:value="18.5333333333333" calcext:value-type="float">
            <text:p>18.5333333333333</text:p>
          </table:table-cell>
          <table:table-cell office:value-type="float" office:value="0.118580444831639" calcext:value-type="float">
            <text:p>0.118580444831639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0.1187949618482" calcext:value-type="float">
            <text:p>0.1187949618482</text:p>
          </table:table-cell>
        </table:table-row>
        <table:table-row table:style-name="ro1">
          <table:table-cell office:value-type="float" office:value="18.5666666666667" calcext:value-type="float">
            <text:p>18.5666666666667</text:p>
          </table:table-cell>
          <table:table-cell office:value-type="float" office:value="0.119031363476925" calcext:value-type="float">
            <text:p>0.119031363476925</text:p>
          </table:table-cell>
        </table:table-row>
        <table:table-row table:style-name="ro1">
          <table:table-cell office:value-type="float" office:value="18.5833333333333" calcext:value-type="float">
            <text:p>18.5833333333333</text:p>
          </table:table-cell>
          <table:table-cell office:value-type="float" office:value="0.119425068050893" calcext:value-type="float">
            <text:p>0.11942506805089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119794414089421" calcext:value-type="float">
            <text:p>0.119794414089421</text:p>
          </table:table-cell>
        </table:table-row>
        <table:table-row table:style-name="ro1">
          <table:table-cell office:value-type="float" office:value="18.6166666666667" calcext:value-type="float">
            <text:p>18.6166666666667</text:p>
          </table:table-cell>
          <table:table-cell office:value-type="float" office:value="0.119960065047985" calcext:value-type="float">
            <text:p>0.119960065047985</text:p>
          </table:table-cell>
        </table:table-row>
        <table:table-row table:style-name="ro1">
          <table:table-cell office:value-type="float" office:value="18.6333333333333" calcext:value-type="float">
            <text:p>18.6333333333333</text:p>
          </table:table-cell>
          <table:table-cell office:value-type="float" office:value="0.120410634757427" calcext:value-type="float">
            <text:p>0.120410634757427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0.120609041757961" calcext:value-type="float">
            <text:p>0.120609041757961</text:p>
          </table:table-cell>
        </table:table-row>
        <table:table-row table:style-name="ro1">
          <table:table-cell office:value-type="float" office:value="18.6666666666667" calcext:value-type="float">
            <text:p>18.6666666666667</text:p>
          </table:table-cell>
          <table:table-cell office:value-type="float" office:value="0.120932021241452" calcext:value-type="float">
            <text:p>0.120932021241452</text:p>
          </table:table-cell>
        </table:table-row>
        <table:table-row table:style-name="ro1">
          <table:table-cell office:value-type="float" office:value="18.6833333333333" calcext:value-type="float">
            <text:p>18.6833333333333</text:p>
          </table:table-cell>
          <table:table-cell office:value-type="float" office:value="0.12122447758527" calcext:value-type="float">
            <text:p>0.12122447758527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12140864442342" calcext:value-type="float">
            <text:p>0.12140864442342</text:p>
          </table:table-cell>
        </table:table-row>
        <table:table-row table:style-name="ro1">
          <table:table-cell office:value-type="float" office:value="18.7166666666667" calcext:value-type="float">
            <text:p>18.7166666666667</text:p>
          </table:table-cell>
          <table:table-cell office:value-type="float" office:value="0.12172800733694" calcext:value-type="float">
            <text:p>0.12172800733694</text:p>
          </table:table-cell>
        </table:table-row>
        <table:table-row table:style-name="ro1">
          <table:table-cell office:value-type="float" office:value="18.7333333333333" calcext:value-type="float">
            <text:p>18.7333333333333</text:p>
          </table:table-cell>
          <table:table-cell office:value-type="float" office:value="0.121969749960813" calcext:value-type="float">
            <text:p>0.12196974996081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122247593053695" calcext:value-type="float">
            <text:p>0.122247593053695</text:p>
          </table:table-cell>
        </table:table-row>
        <table:table-row table:style-name="ro1">
          <table:table-cell office:value-type="float" office:value="18.7666666666667" calcext:value-type="float">
            <text:p>18.7666666666667</text:p>
          </table:table-cell>
          <table:table-cell office:value-type="float" office:value="0.122501945637078" calcext:value-type="float">
            <text:p>0.122501945637078</text:p>
          </table:table-cell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0.12282622504621" calcext:value-type="float">
            <text:p>0.12282622504621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123252525554009" calcext:value-type="float">
            <text:p>0.123252525554009</text:p>
          </table:table-cell>
        </table:table-row>
        <table:table-row table:style-name="ro1">
          <table:table-cell office:value-type="float" office:value="18.8166666666667" calcext:value-type="float">
            <text:p>18.8166666666667</text:p>
          </table:table-cell>
          <table:table-cell office:value-type="float" office:value="0.123465021381433" calcext:value-type="float">
            <text:p>0.123465021381433</text:p>
          </table:table-cell>
        </table:table-row>
        <table:table-row table:style-name="ro1">
          <table:table-cell office:value-type="float" office:value="18.8333333333333" calcext:value-type="float">
            <text:p>18.8333333333333</text:p>
          </table:table-cell>
          <table:table-cell office:value-type="float" office:value="0.123776785006516" calcext:value-type="float">
            <text:p>0.123776785006516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0.124029523205238" calcext:value-type="float">
            <text:p>0.124029523205238</text:p>
          </table:table-cell>
        </table:table-row>
        <table:table-row table:style-name="ro1">
          <table:table-cell office:value-type="float" office:value="18.8666666666667" calcext:value-type="float">
            <text:p>18.8666666666667</text:p>
          </table:table-cell>
          <table:table-cell office:value-type="float" office:value="0.124328528231897" calcext:value-type="float">
            <text:p>0.124328528231897</text:p>
          </table:table-cell>
        </table:table-row>
        <table:table-row table:style-name="ro1">
          <table:table-cell office:value-type="float" office:value="18.8833333333333" calcext:value-type="float">
            <text:p>18.8833333333333</text:p>
          </table:table-cell>
          <table:table-cell office:value-type="float" office:value="0.124632781238263" calcext:value-type="float">
            <text:p>0.124632781238263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125007209760117" calcext:value-type="float">
            <text:p>0.125007209760117</text:p>
          </table:table-cell>
        </table:table-row>
        <table:table-row table:style-name="ro1">
          <table:table-cell office:value-type="float" office:value="18.9166666666667" calcext:value-type="float">
            <text:p>18.9166666666667</text:p>
          </table:table-cell>
          <table:table-cell office:value-type="float" office:value="0.125273337806143" calcext:value-type="float">
            <text:p>0.125273337806143</text:p>
          </table:table-cell>
        </table:table-row>
        <table:table-row table:style-name="ro1">
          <table:table-cell office:value-type="float" office:value="18.9333333333333" calcext:value-type="float">
            <text:p>18.9333333333333</text:p>
          </table:table-cell>
          <table:table-cell office:value-type="float" office:value="0.12557788048104" calcext:value-type="float">
            <text:p>0.12557788048104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0.125883905123565" calcext:value-type="float">
            <text:p>0.125883905123565</text:p>
          </table:table-cell>
        </table:table-row>
        <table:table-row table:style-name="ro1">
          <table:table-cell office:value-type="float" office:value="18.9666666666667" calcext:value-type="float">
            <text:p>18.9666666666667</text:p>
          </table:table-cell>
          <table:table-cell office:value-type="float" office:value="0.126227423252329" calcext:value-type="float">
            <text:p>0.126227423252329</text:p>
          </table:table-cell>
        </table:table-row>
        <table:table-row table:style-name="ro1">
          <table:table-cell office:value-type="float" office:value="18.9833333333333" calcext:value-type="float">
            <text:p>18.9833333333333</text:p>
          </table:table-cell>
          <table:table-cell office:value-type="float" office:value="0.126546550514837" calcext:value-type="float">
            <text:p>0.1265465505148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6823433252559" calcext:value-type="float">
            <text:p>0.126823433252559</text:p>
          </table:table-cell>
        </table:table-row>
        <table:table-row table:style-name="ro1">
          <table:table-cell office:value-type="float" office:value="19.0166666666667" calcext:value-type="float">
            <text:p>19.0166666666667</text:p>
          </table:table-cell>
          <table:table-cell office:value-type="float" office:value="0.127091387785344" calcext:value-type="float">
            <text:p>0.127091387785344</text:p>
          </table:table-cell>
        </table:table-row>
        <table:table-row table:style-name="ro1">
          <table:table-cell office:value-type="float" office:value="19.0333333333333" calcext:value-type="float">
            <text:p>19.0333333333333</text:p>
          </table:table-cell>
          <table:table-cell office:value-type="float" office:value="0.127367586074799" calcext:value-type="float">
            <text:p>0.127367586074799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0.127571416090679" calcext:value-type="float">
            <text:p>0.127571416090679</text:p>
          </table:table-cell>
        </table:table-row>
        <table:table-row table:style-name="ro1">
          <table:table-cell office:value-type="float" office:value="19.0666666666667" calcext:value-type="float">
            <text:p>19.0666666666667</text:p>
          </table:table-cell>
          <table:table-cell office:value-type="float" office:value="0.127877912679501" calcext:value-type="float">
            <text:p>0.127877912679501</text:p>
          </table:table-cell>
        </table:table-row>
        <table:table-row table:style-name="ro1">
          <table:table-cell office:value-type="float" office:value="19.0833333333333" calcext:value-type="float">
            <text:p>19.0833333333333</text:p>
          </table:table-cell>
          <table:table-cell office:value-type="float" office:value="0.128136279609772" calcext:value-type="float">
            <text:p>0.128136279609772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128371852339163" calcext:value-type="float">
            <text:p>0.128371852339163</text:p>
          </table:table-cell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0.128735490441021" calcext:value-type="float">
            <text:p>0.128735490441021</text:p>
          </table:table-cell>
        </table:table-row>
        <table:table-row table:style-name="ro1">
          <table:table-cell office:value-type="float" office:value="19.1333333333333" calcext:value-type="float">
            <text:p>19.1333333333333</text:p>
          </table:table-cell>
          <table:table-cell office:value-type="float" office:value="0.128859996090668" calcext:value-type="float">
            <text:p>0.128859996090668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0.128932737641615" calcext:value-type="float">
            <text:p>0.128932737641615</text:p>
          </table:table-cell>
        </table:table-row>
        <table:table-row table:style-name="ro1">
          <table:table-cell office:value-type="float" office:value="19.1666666666667" calcext:value-type="float">
            <text:p>19.1666666666667</text:p>
          </table:table-cell>
          <table:table-cell office:value-type="float" office:value="0.129034556297325" calcext:value-type="float">
            <text:p>0.129034556297325</text:p>
          </table:table-cell>
        </table:table-row>
        <table:table-row table:style-name="ro1">
          <table:table-cell office:value-type="float" office:value="19.1833333333333" calcext:value-type="float">
            <text:p>19.1833333333333</text:p>
          </table:table-cell>
          <table:table-cell office:value-type="float" office:value="0.129205375834511" calcext:value-type="float">
            <text:p>0.12920537583451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129711550411629" calcext:value-type="float">
            <text:p>0.129711550411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00-00-00</text:date>, <text:time style:data-style-name="N2" text:time-value="22:52:32.565965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52:33.652362242</meta:creation-date>
    <dc:title>Noto Sans</dc:title>
    <meta:editing-duration>PT10M6S</meta:editing-duration>
    <meta:editing-cycles>3</meta:editing-cycles>
    <meta:generator>LibreOffice/6.4.5.2$Linux_X86_64 LibreOffice_project/40$Build-2</meta:generator>
    <meta:initial-creator>Yudong Sun</meta:initial-creator>
    <dc:date>2020-08-19T23:13:04.345637097</dc:date>
    <dc:creator>Yudong Sun</dc:creator>
    <meta:document-statistic meta:table-count="2" meta:cell-count="705" meta:object-count="0"/>
    <meta:template xlink:type="simple" xlink:actuate="onRequest" xlink:title="Noto Sans" xlink:href="../../../../../../../../../home/sunyudong/Templates/Noto%20Sans1.ots" meta:date="2020-08-19T22:52:32.622184562"/>
  </office:meta>
</office:document-meta>
</file>